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text-properties style:font-name="Times" fo:font-size="9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September 08 2019 03:02 Pm</text:span></text:p>
      <text:p text:style-name="P1"><text:span text:style-name="T1">Full Stack Project Spring Boot 2.0 ReactJs and Redux</text:span></text:p>
      <text:p text:style-name="P1"><text:span text:style-name="T1">2 – Spring Backend – basic Crub Operations - Project</text:span></text:p>
      <text:p text:style-name="P1"><text:span text:style-name="T1"><text:tab/>Start Video 9. At 3:23</text:span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5</meta:generator>
  </office:meta>
</office:document-meta>
</file>